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OCell-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akespan</text:p>
          </table:table-cell>
          <table:table-cell office:value-type="string">
            <text:p>W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628.8313">
            <text:p>156628.8313</text:p>
          </table:table-cell>
          <table:table-cell office:value-type="float" office:value="223649.268912566">
            <text:p>223649.268912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186.547728">
            <text:p>157186.547728</text:p>
          </table:table-cell>
          <table:table-cell office:value-type="float" office:value="192442.130915214">
            <text:p>192442.130915214</text:p>
          </table:table-cell>
          <table:table-cell/>
          <table:table-cell>
            <draw:frame table:end-cell-address="'MOCell-1'.P30" table:end-x="0.2929in" table:end-y="0.0102in" draw:z-index="0" draw:style-name="gr1" svg:width="9.1937in" svg:height="4.5736in" svg:x="0.8783in" svg:y="0.0417in">
              <draw:object draw:notify-on-update-of-ranges="'MOCell-1'.B3:'MOCell-1'.B85 'MOCell-1'.C3:'MOCell-1'.C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57128.075296">
            <text:p>157128.075296</text:p>
          </table:table-cell>
          <table:table-cell office:value-type="float" office:value="200108.088166277">
            <text:p>200108.088166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75.752349">
            <text:p>156475.752349</text:p>
          </table:table-cell>
          <table:table-cell office:value-type="float" office:value="266161.777998786">
            <text:p>266161.777998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901.412048">
            <text:p>157901.412048</text:p>
          </table:table-cell>
          <table:table-cell office:value-type="float" office:value="183738.187063073">
            <text:p>183738.1870630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928.056974">
            <text:p>156928.056974</text:p>
          </table:table-cell>
          <table:table-cell office:value-type="float" office:value="218286.593348902">
            <text:p>218286.5933489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751.694091">
            <text:p>157751.694091</text:p>
          </table:table-cell>
          <table:table-cell office:value-type="float" office:value="186499.402862685">
            <text:p>186499.4028626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618.146729">
            <text:p>156618.146729</text:p>
          </table:table-cell>
          <table:table-cell office:value-type="float" office:value="225850.054456087">
            <text:p>225850.0544560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110.899782">
            <text:p>157110.899782</text:p>
          </table:table-cell>
          <table:table-cell office:value-type="float" office:value="203832.565580868">
            <text:p>203832.5655808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244.826294">
            <text:p>163244.826294</text:p>
          </table:table-cell>
          <table:table-cell office:value-type="float" office:value="149911.921822918">
            <text:p>149911.921822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556.810578">
            <text:p>156556.810578</text:p>
          </table:table-cell>
          <table:table-cell office:value-type="float" office:value="226597.40557537">
            <text:p>226597.40557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577.360716">
            <text:p>156577.360716</text:p>
          </table:table-cell>
          <table:table-cell office:value-type="float" office:value="226079.38628085">
            <text:p>226079.386280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454.047485">
            <text:p>163454.047485</text:p>
          </table:table-cell>
          <table:table-cell office:value-type="float" office:value="149445.757148689">
            <text:p>149445.7571486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549.039057">
            <text:p>165549.039057</text:p>
          </table:table-cell>
          <table:table-cell office:value-type="float" office:value="138585.309739111">
            <text:p>138585.309739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32.180788">
            <text:p>156432.180788</text:p>
          </table:table-cell>
          <table:table-cell office:value-type="float" office:value="281663.869967042">
            <text:p>281663.8699670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88.774048">
            <text:p>156488.774048</text:p>
          </table:table-cell>
          <table:table-cell office:value-type="float" office:value="258580.060656518">
            <text:p>258580.060656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755.237427">
            <text:p>157755.237427</text:p>
          </table:table-cell>
          <table:table-cell office:value-type="float" office:value="186188.399338462">
            <text:p>186188.399338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110.661194">
            <text:p>158110.661194</text:p>
          </table:table-cell>
          <table:table-cell office:value-type="float" office:value="181170.288913259">
            <text:p>181170.288913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674.6521">
            <text:p>156674.6521</text:p>
          </table:table-cell>
          <table:table-cell office:value-type="float" office:value="219325.097878889">
            <text:p>219325.097878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268.100085">
            <text:p>158268.100085</text:p>
          </table:table-cell>
          <table:table-cell office:value-type="float" office:value="179460.177284372">
            <text:p>179460.177284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420.382325">
            <text:p>157420.382325</text:p>
          </table:table-cell>
          <table:table-cell office:value-type="float" office:value="192367.187632693">
            <text:p>192367.187632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424.253906">
            <text:p>168424.253906</text:p>
          </table:table-cell>
          <table:table-cell office:value-type="float" office:value="123774.101346458">
            <text:p>123774.101346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015.03821">
            <text:p>158015.03821</text:p>
          </table:table-cell>
          <table:table-cell office:value-type="float" office:value="183554.328237776">
            <text:p>183554.3282377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590.124024">
            <text:p>168590.124024</text:p>
          </table:table-cell>
          <table:table-cell office:value-type="float" office:value="120099.147577838">
            <text:p>120099.147577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875.79883">
            <text:p>169875.79883</text:p>
          </table:table-cell>
          <table:table-cell office:value-type="float" office:value="105840.818318952">
            <text:p>105840.818318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178.671998">
            <text:p>157178.671998</text:p>
          </table:table-cell>
          <table:table-cell office:value-type="float" office:value="193361.257865817">
            <text:p>193361.2578658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412.156553">
            <text:p>171412.156553</text:p>
          </table:table-cell>
          <table:table-cell office:value-type="float" office:value="93222.0044229785">
            <text:p>93222.00442297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500.027833">
            <text:p>172500.027833</text:p>
          </table:table-cell>
          <table:table-cell office:value-type="float" office:value="89456.3583254109">
            <text:p>89456.3583254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762.043611">
            <text:p>164762.043611</text:p>
          </table:table-cell>
          <table:table-cell office:value-type="float" office:value="144909.434500854">
            <text:p>144909.4345008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359.630982">
            <text:p>158359.630982</text:p>
          </table:table-cell>
          <table:table-cell office:value-type="float" office:value="169754.764583056">
            <text:p>169754.764583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304.872683">
            <text:p>158304.872683</text:p>
          </table:table-cell>
          <table:table-cell office:value-type="float" office:value="175804.498299333">
            <text:p>175804.498299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007.855497">
            <text:p>157007.855497</text:p>
          </table:table-cell>
          <table:table-cell office:value-type="float" office:value="213972.875608579">
            <text:p>213972.8756085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649.464353">
            <text:p>168649.464353</text:p>
          </table:table-cell>
          <table:table-cell office:value-type="float" office:value="113092.491270394">
            <text:p>113092.491270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449.904053">
            <text:p>157449.904053</text:p>
          </table:table-cell>
          <table:table-cell office:value-type="float" office:value="187985.817089537">
            <text:p>187985.817089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500.082732">
            <text:p>156500.082732</text:p>
          </table:table-cell>
          <table:table-cell office:value-type="float" office:value="237691.180989767">
            <text:p>237691.1809897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325.589843">
            <text:p>172325.589843</text:p>
          </table:table-cell>
          <table:table-cell office:value-type="float" office:value="89958.4864088939">
            <text:p>89958.4864088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751.871096">
            <text:p>159751.871096</text:p>
          </table:table-cell>
          <table:table-cell office:value-type="float" office:value="163231.024345803">
            <text:p>163231.024345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339.419188">
            <text:p>159339.419188</text:p>
          </table:table-cell>
          <table:table-cell office:value-type="float" office:value="164591.484716832">
            <text:p>164591.484716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236.512511">
            <text:p>166236.512511</text:p>
          </table:table-cell>
          <table:table-cell office:value-type="float" office:value="135105.381501136">
            <text:p>135105.381501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070.169923">
            <text:p>158070.169923</text:p>
          </table:table-cell>
          <table:table-cell office:value-type="float" office:value="182372.999042654">
            <text:p>182372.999042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934.828368">
            <text:p>175934.828368</text:p>
          </table:table-cell>
          <table:table-cell office:value-type="float" office:value="86168.7526682467">
            <text:p>86168.7526682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823.971188">
            <text:p>171823.971188</text:p>
          </table:table-cell>
          <table:table-cell office:value-type="float" office:value="92845.2907576971">
            <text:p>92845.2907576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180.631349">
            <text:p>170180.631349</text:p>
          </table:table-cell>
          <table:table-cell office:value-type="float" office:value="105057.125147491">
            <text:p>105057.125147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990.406982">
            <text:p>174990.406982</text:p>
          </table:table-cell>
          <table:table-cell office:value-type="float" office:value="86316.1848103745">
            <text:p>86316.1848103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47.001006">
            <text:p>156447.001006</text:p>
          </table:table-cell>
          <table:table-cell office:value-type="float" office:value="277354.691827407">
            <text:p>277354.691827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454.739257">
            <text:p>174454.739257</text:p>
          </table:table-cell>
          <table:table-cell office:value-type="float" office:value="88608.1796507935">
            <text:p>88608.1796507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91.822754">
            <text:p>160091.822754</text:p>
          </table:table-cell>
          <table:table-cell office:value-type="float" office:value="161549.279752148">
            <text:p>161549.279752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91.458038">
            <text:p>156491.458038</text:p>
          </table:table-cell>
          <table:table-cell office:value-type="float" office:value="248818.698783735">
            <text:p>248818.698783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174.020996">
            <text:p>177174.020996</text:p>
          </table:table-cell>
          <table:table-cell office:value-type="float" office:value="84735.5368605276">
            <text:p>84735.5368605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916.672605">
            <text:p>167916.672605</text:p>
          </table:table-cell>
          <table:table-cell office:value-type="float" office:value="124727.331593789">
            <text:p>124727.331593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518.188721">
            <text:p>170518.188721</text:p>
          </table:table-cell>
          <table:table-cell office:value-type="float" office:value="99771.5308117639">
            <text:p>99771.5308117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798.066405">
            <text:p>178798.066405</text:p>
          </table:table-cell>
          <table:table-cell office:value-type="float" office:value="84375.4582555618">
            <text:p>84375.4582555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617.434319">
            <text:p>159617.434319</text:p>
          </table:table-cell>
          <table:table-cell office:value-type="float" office:value="163984.842326373">
            <text:p>163984.842326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115.681939">
            <text:p>165115.681939</text:p>
          </table:table-cell>
          <table:table-cell office:value-type="float" office:value="140125.245377978">
            <text:p>140125.245377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319.928347">
            <text:p>171319.928347</text:p>
          </table:table-cell>
          <table:table-cell office:value-type="float" office:value="97630.1859889035">
            <text:p>97630.1859889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545.749757">
            <text:p>160545.749757</text:p>
          </table:table-cell>
          <table:table-cell office:value-type="float" office:value="157276.134541474">
            <text:p>157276.134541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215.255368">
            <text:p>169215.255368</text:p>
          </table:table-cell>
          <table:table-cell office:value-type="float" office:value="111092.472611321">
            <text:p>111092.472611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590.519776">
            <text:p>157590.519776</text:p>
          </table:table-cell>
          <table:table-cell office:value-type="float" office:value="186934.316546549">
            <text:p>186934.316546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064.267334">
            <text:p>177064.267334</text:p>
          </table:table-cell>
          <table:table-cell office:value-type="float" office:value="85498.6899502243">
            <text:p>85498.6899502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455.85498">
            <text:p>181455.85498</text:p>
          </table:table-cell>
          <table:table-cell office:value-type="float" office:value="84134.1811561298">
            <text:p>84134.1811561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337.668028">
            <text:p>166337.668028</text:p>
          </table:table-cell>
          <table:table-cell office:value-type="float" office:value="133670.796618025">
            <text:p>133670.796618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880.514283">
            <text:p>162880.514283</text:p>
          </table:table-cell>
          <table:table-cell office:value-type="float" office:value="155550.417548561">
            <text:p>155550.417548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488.327148">
            <text:p>166488.327148</text:p>
          </table:table-cell>
          <table:table-cell office:value-type="float" office:value="131819.712744345">
            <text:p>131819.712744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893.932862">
            <text:p>166893.932862</text:p>
          </table:table-cell>
          <table:table-cell office:value-type="float" office:value="125634.988581512">
            <text:p>125634.988581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745.091915">
            <text:p>163745.091915</text:p>
          </table:table-cell>
          <table:table-cell office:value-type="float" office:value="148852.987365611">
            <text:p>148852.987365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480.954867">
            <text:p>156480.954867</text:p>
          </table:table-cell>
          <table:table-cell office:value-type="float" office:value="260983.626714323">
            <text:p>260983.626714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494.384886">
            <text:p>160494.384886</text:p>
          </table:table-cell>
          <table:table-cell office:value-type="float" office:value="159559.422683698">
            <text:p>159559.4226836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496.340577">
            <text:p>170496.340577</text:p>
          </table:table-cell>
          <table:table-cell office:value-type="float" office:value="101331.549224435">
            <text:p>101331.549224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855.900637">
            <text:p>176855.900637</text:p>
          </table:table-cell>
          <table:table-cell office:value-type="float" office:value="86157.6713924239">
            <text:p>86157.67139242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534.4209">
            <text:p>170534.4209</text:p>
          </table:table-cell>
          <table:table-cell office:value-type="float" office:value="98277.2016758554">
            <text:p>98277.2016758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856.248046">
            <text:p>165856.248046</text:p>
          </table:table-cell>
          <table:table-cell office:value-type="float" office:value="135579.345946243">
            <text:p>135579.345946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055.990846">
            <text:p>159055.990846</text:p>
          </table:table-cell>
          <table:table-cell office:value-type="float" office:value="165793.79435119">
            <text:p>165793.79435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659.671142">
            <text:p>160659.671142</text:p>
          </table:table-cell>
          <table:table-cell office:value-type="float" office:value="155615.164799664">
            <text:p>155615.164799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934.745363">
            <text:p>168934.745363</text:p>
          </table:table-cell>
          <table:table-cell office:value-type="float" office:value="111409.061002566">
            <text:p>111409.061002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112.728052">
            <text:p>166112.728052</text:p>
          </table:table-cell>
          <table:table-cell office:value-type="float" office:value="135251.032159314">
            <text:p>135251.032159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688.059326">
            <text:p>181688.059326</text:p>
          </table:table-cell>
          <table:table-cell office:value-type="float" office:value="83644.0887270954">
            <text:p>83644.0887270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891.837885">
            <text:p>162891.837885</text:p>
          </table:table-cell>
          <table:table-cell office:value-type="float" office:value="154320.233424936">
            <text:p>154320.2334249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654.222899">
            <text:p>193654.222899</text:p>
          </table:table-cell>
          <table:table-cell office:value-type="float" office:value="82853.7778179484">
            <text:p>82853.7778179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206.471679">
            <text:p>195206.471679</text:p>
          </table:table-cell>
          <table:table-cell office:value-type="float" office:value="82769.0340986235">
            <text:p>82769.0340986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482.555663">
            <text:p>185482.555663</text:p>
          </table:table-cell>
          <table:table-cell office:value-type="float" office:value="82897.8904222759">
            <text:p>82897.8904222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128.952635">
            <text:p>192128.952635</text:p>
          </table:table-cell>
          <table:table-cell office:value-type="float" office:value="82874.9208495915">
            <text:p>82874.9208495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33.91162">
            <text:p>200733.91162</text:p>
          </table:table-cell>
          <table:table-cell office:value-type="float" office:value="82699.2206604069">
            <text:p>82699.22066040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912.351318">
            <text:p>181912.351318</text:p>
          </table:table-cell>
          <table:table-cell office:value-type="float" office:value="83297.8140164531">
            <text:p>83297.8140164531</text:p>
          </table:table-cell>
          <table:table-cell table:number-columns-repeated="2"/>
        </table:table-row>
      </table:table>
      <table:table table:name="MOCell-2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70968.000243">
            <text:p>170968.000243</text:p>
          </table:table-cell>
          <table:table-cell office:value-type="float" office:value="96100.3174660494">
            <text:p>96100.3174660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303.415039">
            <text:p>171303.415039</text:p>
          </table:table-cell>
          <table:table-cell office:value-type="float" office:value="95773.2673540631">
            <text:p>95773.2673540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355.994139">
            <text:p>158355.994139</text:p>
          </table:table-cell>
          <table:table-cell office:value-type="float" office:value="169491.66635965">
            <text:p>169491.66635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719.755662">
            <text:p>156719.755662</text:p>
          </table:table-cell>
          <table:table-cell office:value-type="float" office:value="204909.631103864">
            <text:p>204909.631103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477.049132">
            <text:p>166477.049132</text:p>
          </table:table-cell>
          <table:table-cell office:value-type="float" office:value="131805.041563754">
            <text:p>131805.041563754</text:p>
          </table:table-cell>
          <table:table-cell table:number-columns-repeated="3"/>
          <table:table-cell>
            <draw:frame table:end-cell-address="'MOCell-2'.O32" table:end-x="0.8134in" table:end-y="0.115in" draw:z-index="0" draw:style-name="gr1" svg:width="7.8819in" svg:height="4.5008in" svg:x="0.0437in" svg:y="0.0417in">
              <draw:object draw:notify-on-update-of-ranges="'MOCell-2'.B3:'MOCell-2'.B88 'MOCell-2'.C3:'MOCell-2'.C8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68870.068847">
            <text:p>168870.068847</text:p>
          </table:table-cell>
          <table:table-cell office:value-type="float" office:value="113863.77939264">
            <text:p>113863.77939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050.296143">
            <text:p>175050.296143</text:p>
          </table:table-cell>
          <table:table-cell office:value-type="float" office:value="90226.262919203">
            <text:p>90226.262919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351.899169">
            <text:p>170351.899169</text:p>
          </table:table-cell>
          <table:table-cell office:value-type="float" office:value="99425.24275524">
            <text:p>99425.24275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783.56482">
            <text:p>158783.56482</text:p>
          </table:table-cell>
          <table:table-cell office:value-type="float" office:value="163306.020995404">
            <text:p>163306.020995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193.066528">
            <text:p>166193.066528</text:p>
          </table:table-cell>
          <table:table-cell office:value-type="float" office:value="132010.166016567">
            <text:p>132010.166016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139.879638">
            <text:p>167139.879638</text:p>
          </table:table-cell>
          <table:table-cell office:value-type="float" office:value="118848.602414596">
            <text:p>118848.602414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344.95117">
            <text:p>166344.95117</text:p>
          </table:table-cell>
          <table:table-cell office:value-type="float" office:value="131849.521276411">
            <text:p>131849.521276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060.764282">
            <text:p>169060.764282</text:p>
          </table:table-cell>
          <table:table-cell office:value-type="float" office:value="110911.480654464">
            <text:p>110911.480654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587.959471">
            <text:p>172587.959471</text:p>
          </table:table-cell>
          <table:table-cell office:value-type="float" office:value="91907.1556171157">
            <text:p>91907.1556171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892.676144">
            <text:p>164892.676144</text:p>
          </table:table-cell>
          <table:table-cell office:value-type="float" office:value="140300.329299228">
            <text:p>140300.329299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720.674804">
            <text:p>165720.674804</text:p>
          </table:table-cell>
          <table:table-cell office:value-type="float" office:value="132935.590123864">
            <text:p>132935.590123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999.02124">
            <text:p>169999.02124</text:p>
          </table:table-cell>
          <table:table-cell office:value-type="float" office:value="99951.4257614445">
            <text:p>99951.4257614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360.23291">
            <text:p>165360.23291</text:p>
          </table:table-cell>
          <table:table-cell office:value-type="float" office:value="134300.730853891">
            <text:p>134300.730853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81.19226">
            <text:p>160081.19226</text:p>
          </table:table-cell>
          <table:table-cell office:value-type="float" office:value="152619.469002086">
            <text:p>152619.46900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372.337888">
            <text:p>165372.337888</text:p>
          </table:table-cell>
          <table:table-cell office:value-type="float" office:value="134067.719160744">
            <text:p>134067.719160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470.506836">
            <text:p>173470.506836</text:p>
          </table:table-cell>
          <table:table-cell office:value-type="float" office:value="90851.2096242559">
            <text:p>90851.209624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922.68573">
            <text:p>156922.68573</text:p>
          </table:table-cell>
          <table:table-cell office:value-type="float" office:value="178638.832470192">
            <text:p>178638.832470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732.236389">
            <text:p>166732.236389</text:p>
          </table:table-cell>
          <table:table-cell office:value-type="float" office:value="123960.958491799">
            <text:p>123960.958491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607.760253">
            <text:p>175607.760253</text:p>
          </table:table-cell>
          <table:table-cell office:value-type="float" office:value="90151.6920082934">
            <text:p>90151.6920082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745.625489">
            <text:p>169745.625489</text:p>
          </table:table-cell>
          <table:table-cell office:value-type="float" office:value="100043.937253445">
            <text:p>100043.937253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049.312863">
            <text:p>167049.312863</text:p>
          </table:table-cell>
          <table:table-cell office:value-type="float" office:value="119061.790623076">
            <text:p>119061.790623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015.388793">
            <text:p>163015.388793</text:p>
          </table:table-cell>
          <table:table-cell office:value-type="float" office:value="148219.684909886">
            <text:p>148219.684909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048.865968">
            <text:p>175048.865968</text:p>
          </table:table-cell>
          <table:table-cell office:value-type="float" office:value="90752.893363619">
            <text:p>90752.893363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018.011471">
            <text:p>161018.011471</text:p>
          </table:table-cell>
          <table:table-cell office:value-type="float" office:value="152344.99642143">
            <text:p>152344.99642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792.856688">
            <text:p>168792.856688</text:p>
          </table:table-cell>
          <table:table-cell office:value-type="float" office:value="115068.922380624">
            <text:p>115068.922380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235.508545">
            <text:p>162235.508545</text:p>
          </table:table-cell>
          <table:table-cell office:value-type="float" office:value="151936.269896741">
            <text:p>151936.269896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48.596068">
            <text:p>156148.596068</text:p>
          </table:table-cell>
          <table:table-cell office:value-type="float" office:value="235535.159582561">
            <text:p>235535.159582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900.186964">
            <text:p>156900.186964</text:p>
          </table:table-cell>
          <table:table-cell office:value-type="float" office:value="189772.284173527">
            <text:p>189772.284173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664.932212">
            <text:p>157664.932212</text:p>
          </table:table-cell>
          <table:table-cell office:value-type="float" office:value="173904.347851574">
            <text:p>173904.347851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608.799318">
            <text:p>171608.799318</text:p>
          </table:table-cell>
          <table:table-cell office:value-type="float" office:value="94411.7678607072">
            <text:p>94411.7678607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05.239455">
            <text:p>156105.239455</text:p>
          </table:table-cell>
          <table:table-cell office:value-type="float" office:value="271370.982311446">
            <text:p>271370.982311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784.865233">
            <text:p>168784.865233</text:p>
          </table:table-cell>
          <table:table-cell office:value-type="float" office:value="117810.821277331">
            <text:p>117810.821277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365.95874">
            <text:p>169365.95874</text:p>
          </table:table-cell>
          <table:table-cell office:value-type="float" office:value="101558.63835308">
            <text:p>101558.63835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527.040037">
            <text:p>162527.040037</text:p>
          </table:table-cell>
          <table:table-cell office:value-type="float" office:value="150966.491585634">
            <text:p>150966.491585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301.416256">
            <text:p>164301.416256</text:p>
          </table:table-cell>
          <table:table-cell office:value-type="float" office:value="140845.058039549">
            <text:p>140845.058039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938.213378">
            <text:p>159938.213378</text:p>
          </table:table-cell>
          <table:table-cell office:value-type="float" office:value="157481.257343491">
            <text:p>157481.257343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29.125077">
            <text:p>156129.125077</text:p>
          </table:table-cell>
          <table:table-cell office:value-type="float" office:value="251633.381017395">
            <text:p>251633.381017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18.610749">
            <text:p>156118.610749</text:p>
          </table:table-cell>
          <table:table-cell office:value-type="float" office:value="262104.983090026">
            <text:p>262104.98309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007.375978">
            <text:p>159007.375978</text:p>
          </table:table-cell>
          <table:table-cell office:value-type="float" office:value="159928.883006995">
            <text:p>159928.883006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276.757323">
            <text:p>176276.757323</text:p>
          </table:table-cell>
          <table:table-cell office:value-type="float" office:value="88897.5133717479">
            <text:p>88897.5133717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183.891603">
            <text:p>163183.891603</text:p>
          </table:table-cell>
          <table:table-cell office:value-type="float" office:value="145356.980427691">
            <text:p>145356.980427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583.851806">
            <text:p>180583.851806</text:p>
          </table:table-cell>
          <table:table-cell office:value-type="float" office:value="88522.5548466961">
            <text:p>88522.5548466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628.294186">
            <text:p>176628.294186</text:p>
          </table:table-cell>
          <table:table-cell office:value-type="float" office:value="88866.9267710055">
            <text:p>88866.926771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259.791748">
            <text:p>156259.791748</text:p>
          </table:table-cell>
          <table:table-cell office:value-type="float" office:value="229313.288721635">
            <text:p>229313.288721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471.748048">
            <text:p>177471.748048</text:p>
          </table:table-cell>
          <table:table-cell office:value-type="float" office:value="88702.1517933656">
            <text:p>88702.1517933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638.633789">
            <text:p>183638.633789</text:p>
          </table:table-cell>
          <table:table-cell office:value-type="float" office:value="88152.3612414735">
            <text:p>88152.3612414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299.364259">
            <text:p>177299.364259</text:p>
          </table:table-cell>
          <table:table-cell office:value-type="float" office:value="88839.5153517543">
            <text:p>88839.5153517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520.109494">
            <text:p>166520.109494</text:p>
          </table:table-cell>
          <table:table-cell office:value-type="float" office:value="131602.492429242">
            <text:p>131602.492429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453.723143">
            <text:p>184453.723143</text:p>
          </table:table-cell>
          <table:table-cell office:value-type="float" office:value="87944.8799970091">
            <text:p>87944.879997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660.90918">
            <text:p>175660.90918</text:p>
          </table:table-cell>
          <table:table-cell office:value-type="float" office:value="89963.2186368903">
            <text:p>89963.2186368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43.625794">
            <text:p>156343.625794</text:p>
          </table:table-cell>
          <table:table-cell office:value-type="float" office:value="224175.168991704">
            <text:p>224175.168991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294.608027">
            <text:p>158294.608027</text:p>
          </table:table-cell>
          <table:table-cell office:value-type="float" office:value="171768.975287876">
            <text:p>171768.975287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786.255371">
            <text:p>178786.255371</text:p>
          </table:table-cell>
          <table:table-cell office:value-type="float" office:value="88620.0528218879">
            <text:p>88620.0528218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320.478514">
            <text:p>157320.478514</text:p>
          </table:table-cell>
          <table:table-cell office:value-type="float" office:value="173970.662662523">
            <text:p>173970.662662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86.581466">
            <text:p>156186.581466</text:p>
          </table:table-cell>
          <table:table-cell office:value-type="float" office:value="230083.692877108">
            <text:p>230083.692877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51.141753">
            <text:p>156351.141753</text:p>
          </table:table-cell>
          <table:table-cell office:value-type="float" office:value="221568.362425455">
            <text:p>221568.362425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187.365234">
            <text:p>177187.365234</text:p>
          </table:table-cell>
          <table:table-cell office:value-type="float" office:value="88860.9388989938">
            <text:p>88860.938898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053.700927">
            <text:p>177053.700927</text:p>
          </table:table-cell>
          <table:table-cell office:value-type="float" office:value="88864.0986222867">
            <text:p>88864.0986222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489.881103">
            <text:p>185489.881103</text:p>
          </table:table-cell>
          <table:table-cell office:value-type="float" office:value="87795.3131654207">
            <text:p>87795.3131654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301.913819">
            <text:p>181301.913819</text:p>
          </table:table-cell>
          <table:table-cell office:value-type="float" office:value="88470.8265478731">
            <text:p>88470.8265478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686.261229">
            <text:p>175686.261229</text:p>
          </table:table-cell>
          <table:table-cell office:value-type="float" office:value="89532.6623289387">
            <text:p>89532.6623289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837.963253">
            <text:p>163837.963253</text:p>
          </table:table-cell>
          <table:table-cell office:value-type="float" office:value="144437.659896778">
            <text:p>144437.659896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419.16336">
            <text:p>156419.16336</text:p>
          </table:table-cell>
          <table:table-cell office:value-type="float" office:value="221347.231067051">
            <text:p>221347.231067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41.16063">
            <text:p>156141.16063</text:p>
          </table:table-cell>
          <table:table-cell office:value-type="float" office:value="240149.19562736">
            <text:p>240149.19562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629.669678">
            <text:p>188629.669678</text:p>
          </table:table-cell>
          <table:table-cell office:value-type="float" office:value="87710.2334295303">
            <text:p>87710.2334295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157.105469">
            <text:p>187157.105469</text:p>
          </table:table-cell>
          <table:table-cell office:value-type="float" office:value="87731.2289042856">
            <text:p>87731.2289042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447.602295">
            <text:p>177447.602295</text:p>
          </table:table-cell>
          <table:table-cell office:value-type="float" office:value="88759.1658824233">
            <text:p>88759.1658824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808.467165">
            <text:p>156808.467165</text:p>
          </table:table-cell>
          <table:table-cell office:value-type="float" office:value="200884.59834433">
            <text:p>200884.59834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146.558836">
            <text:p>187146.558836</text:p>
          </table:table-cell>
          <table:table-cell office:value-type="float" office:value="87783.2392329925">
            <text:p>87783.2392329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170.304688">
            <text:p>179170.304688</text:p>
          </table:table-cell>
          <table:table-cell office:value-type="float" office:value="88611.0386110327">
            <text:p>88611.0386110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855.301514">
            <text:p>186855.301514</text:p>
          </table:table-cell>
          <table:table-cell office:value-type="float" office:value="87794.539401911">
            <text:p>87794.539401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522.206055">
            <text:p>181522.206055</text:p>
          </table:table-cell>
          <table:table-cell office:value-type="float" office:value="88183.4330273221">
            <text:p>88183.4330273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966.431884">
            <text:p>190966.431884</text:p>
          </table:table-cell>
          <table:table-cell office:value-type="float" office:value="87709.5720019439">
            <text:p>87709.5720019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30.439821">
            <text:p>156330.439821</text:p>
          </table:table-cell>
          <table:table-cell office:value-type="float" office:value="227142.89664517">
            <text:p>227142.89664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051.900146">
            <text:p>184051.900146</text:p>
          </table:table-cell>
          <table:table-cell office:value-type="float" office:value="88055.4617863793">
            <text:p>88055.4617863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85.463362">
            <text:p>156185.463362</text:p>
          </table:table-cell>
          <table:table-cell office:value-type="float" office:value="233702.799120474">
            <text:p>233702.799120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295.209748">
            <text:p>156295.209748</text:p>
          </table:table-cell>
          <table:table-cell office:value-type="float" office:value="227308.312677062">
            <text:p>227308.312677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081.234376">
            <text:p>184081.234376</text:p>
          </table:table-cell>
          <table:table-cell office:value-type="float" office:value="88007.4411482392">
            <text:p>88007.4411482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593.862009">
            <text:p>156593.862009</text:p>
          </table:table-cell>
          <table:table-cell office:value-type="float" office:value="217958.556983635">
            <text:p>217958.556983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958.402587">
            <text:p>191958.402587</text:p>
          </table:table-cell>
          <table:table-cell office:value-type="float" office:value="87553.589367919">
            <text:p>87553.589367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268.782227">
            <text:p>191268.782227</text:p>
          </table:table-cell>
          <table:table-cell office:value-type="float" office:value="87618.0396180565">
            <text:p>87618.0396180565</text:p>
          </table:table-cell>
          <table:table-cell table:number-columns-repeated="4"/>
        </table:table-row>
      </table:table>
      <table:table table:name="MOCHC-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181171.164551">
            <text:p>181171.164551</text:p>
          </table:table-cell>
          <table:table-cell office:value-type="float" office:value="95640.1710836991">
            <text:p>95640.1710836991</text:p>
          </table:table-cell>
          <table:table-cell table:number-columns-repeated="4"/>
          <table:table-cell>
            <draw:frame table:end-cell-address="'MOCHC-1'.N27" table:end-x="0.8134in" table:end-y="0.1669in" draw:z-index="0" draw:style-name="gr1" svg:width="6.1039in" svg:height="4.1988in" svg:x="0.0437in" svg:y="0.0417in">
              <draw:object draw:notify-on-update-of-ranges="'MOCHC-1'.B4:'MOCHC-1'.B29 'MOCHC-1'.C4:'MOCHC-1'.C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66000.590333">
            <text:p>166000.590333</text:p>
          </table:table-cell>
          <table:table-cell office:value-type="float" office:value="250419.178942826">
            <text:p>250419.1789428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5426.426516">
            <text:p>165426.426516</text:p>
          </table:table-cell>
          <table:table-cell office:value-type="float" office:value="262714.181817501">
            <text:p>262714.181817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5129.677733">
            <text:p>175129.677733</text:p>
          </table:table-cell>
          <table:table-cell office:value-type="float" office:value="105522.177311872">
            <text:p>105522.177311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767.947994">
            <text:p>178767.947994</text:p>
          </table:table-cell>
          <table:table-cell office:value-type="float" office:value="97780.0103100386">
            <text:p>97780.0103100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168.032225">
            <text:p>180168.032225</text:p>
          </table:table-cell>
          <table:table-cell office:value-type="float" office:value="97506.8716275402">
            <text:p>97506.8716275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310.793209">
            <text:p>176310.793209</text:p>
          </table:table-cell>
          <table:table-cell office:value-type="float" office:value="99538.5326804472">
            <text:p>99538.5326804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4919.854203">
            <text:p>164919.854203</text:p>
          </table:table-cell>
          <table:table-cell office:value-type="float" office:value="334258.765887">
            <text:p>334258.765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5108.379295">
            <text:p>165108.379295</text:p>
          </table:table-cell>
          <table:table-cell office:value-type="float" office:value="317302.355535432">
            <text:p>317302.3555354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406.85461">
            <text:p>168406.85461</text:p>
          </table:table-cell>
          <table:table-cell office:value-type="float" office:value="208228.780155347">
            <text:p>208228.780155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291.744073">
            <text:p>166291.744073</text:p>
          </table:table-cell>
          <table:table-cell office:value-type="float" office:value="235061.815934442">
            <text:p>235061.8159344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3905.047786">
            <text:p>173905.047786</text:p>
          </table:table-cell>
          <table:table-cell office:value-type="float" office:value="146368.454329623">
            <text:p>146368.454329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266.812374">
            <text:p>190266.812374</text:p>
          </table:table-cell>
          <table:table-cell office:value-type="float" office:value="95203.2725682775">
            <text:p>95203.2725682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9099.098389">
            <text:p>189099.098389</text:p>
          </table:table-cell>
          <table:table-cell office:value-type="float" office:value="95250.2739144429">
            <text:p>95250.2739144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2264.600915">
            <text:p>172264.600915</text:p>
          </table:table-cell>
          <table:table-cell office:value-type="float" office:value="187378.46694648">
            <text:p>187378.466946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741.955196">
            <text:p>174741.955196</text:p>
          </table:table-cell>
          <table:table-cell office:value-type="float" office:value="131568.054730245">
            <text:p>131568.054730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2651.826659">
            <text:p>172651.826659</text:p>
          </table:table-cell>
          <table:table-cell office:value-type="float" office:value="147124.945598332">
            <text:p>147124.9455983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776.68225">
            <text:p>168776.68225</text:p>
          </table:table-cell>
          <table:table-cell office:value-type="float" office:value="199074.553656912">
            <text:p>199074.5536569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260.110351">
            <text:p>178260.110351</text:p>
          </table:table-cell>
          <table:table-cell office:value-type="float" office:value="99371.0471266892">
            <text:p>99371.0471266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839.178343">
            <text:p>174839.178343</text:p>
          </table:table-cell>
          <table:table-cell office:value-type="float" office:value="127780.497784842">
            <text:p>127780.497784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162.950196">
            <text:p>181162.950196</text:p>
          </table:table-cell>
          <table:table-cell office:value-type="float" office:value="97313.8042781675">
            <text:p>97313.8042781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535.321287">
            <text:p>180535.321287</text:p>
          </table:table-cell>
          <table:table-cell office:value-type="float" office:value="97419.3028395133">
            <text:p>97419.30283951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178.130217">
            <text:p>166178.130217</text:p>
          </table:table-cell>
          <table:table-cell office:value-type="float" office:value="245306.109145401">
            <text:p>245306.1091454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2303.868099">
            <text:p>172303.868099</text:p>
          </table:table-cell>
          <table:table-cell office:value-type="float" office:value="164110.979224934">
            <text:p>164110.979224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1953.495994">
            <text:p>171953.495994</text:p>
          </table:table-cell>
          <table:table-cell office:value-type="float" office:value="190725.167170347">
            <text:p>190725.167170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8908.927609">
            <text:p>188908.927609</text:p>
          </table:table-cell>
          <table:table-cell office:value-type="float" office:value="95574.8233506274">
            <text:p>95574.8233506274</text:p>
          </table:table-cell>
          <table:table-cell table:number-columns-repeated="5"/>
        </table:table-row>
      </table:table>
      <table:table table:name="MOCHC-2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70959.261841">
            <text:p>170959.261841</text:p>
          </table:table-cell>
          <table:table-cell office:value-type="float" office:value="102917.633095718">
            <text:p>102917.633095718</text:p>
          </table:table-cell>
        </table:table-row>
        <table:table-row table:style-name="ro1">
          <table:table-cell/>
          <table:table-cell office:value-type="float" office:value="190516.0083">
            <text:p>190516.0083</text:p>
          </table:table-cell>
          <table:table-cell office:value-type="float" office:value="84973.8094961401">
            <text:p>84973.8094961401</text:p>
          </table:table-cell>
        </table:table-row>
        <table:table-row table:style-name="ro1">
          <table:table-cell/>
          <table:table-cell office:value-type="float" office:value="174326.620605">
            <text:p>174326.620605</text:p>
          </table:table-cell>
          <table:table-cell office:value-type="float" office:value="86670.6117837853">
            <text:p>86670.6117837853</text:p>
          </table:table-cell>
        </table:table-row>
        <table:table-row table:style-name="ro1">
          <table:table-cell/>
          <table:table-cell office:value-type="float" office:value="186216.488039">
            <text:p>186216.488039</text:p>
          </table:table-cell>
          <table:table-cell office:value-type="float" office:value="84986.017000528">
            <text:p>84986.017000528</text:p>
          </table:table-cell>
        </table:table-row>
        <table:table-row table:style-name="ro1">
          <table:table-cell/>
          <table:table-cell office:value-type="float" office:value="179072.652589">
            <text:p>179072.652589</text:p>
          </table:table-cell>
          <table:table-cell office:value-type="float" office:value="85870.6610643546">
            <text:p>85870.6610643546</text:p>
          </table:table-cell>
        </table:table-row>
        <table:table-row table:style-name="ro1">
          <table:table-cell/>
          <table:table-cell office:value-type="float" office:value="180750.424314">
            <text:p>180750.424314</text:p>
          </table:table-cell>
          <table:table-cell office:value-type="float" office:value="85284.5242726912">
            <text:p>85284.5242726912</text:p>
          </table:table-cell>
        </table:table-row>
        <table:table-row table:style-name="ro1">
          <table:table-cell/>
          <table:table-cell office:value-type="float" office:value="179885.918701">
            <text:p>179885.918701</text:p>
          </table:table-cell>
          <table:table-cell office:value-type="float" office:value="85526.192279634">
            <text:p>85526.192279634</text:p>
          </table:table-cell>
        </table:table-row>
        <table:table-row table:style-name="ro1">
          <table:table-cell/>
          <table:table-cell office:value-type="float" office:value="177324.054199">
            <text:p>177324.054199</text:p>
          </table:table-cell>
          <table:table-cell office:value-type="float" office:value="86068.6059696398">
            <text:p>86068.6059696398</text:p>
          </table:table-cell>
        </table:table-row>
        <table:table-row table:style-name="ro1">
          <table:table-cell/>
          <table:table-cell office:value-type="float" office:value="184677.572752">
            <text:p>184677.572752</text:p>
          </table:table-cell>
          <table:table-cell office:value-type="float" office:value="85002.4061536091">
            <text:p>85002.4061536091</text:p>
          </table:table-cell>
        </table:table-row>
        <table:table-row table:style-name="ro1">
          <table:table-cell/>
          <table:table-cell office:value-type="float" office:value="174517.843996">
            <text:p>174517.843996</text:p>
          </table:table-cell>
          <table:table-cell office:value-type="float" office:value="86608.0991251646">
            <text:p>86608.0991251646</text:p>
          </table:table-cell>
        </table:table-row>
        <table:table-row table:style-name="ro1">
          <table:table-cell/>
          <table:table-cell office:value-type="float" office:value="176013.954099">
            <text:p>176013.954099</text:p>
          </table:table-cell>
          <table:table-cell office:value-type="float" office:value="86480.9032270903">
            <text:p>86480.9032270903</text:p>
          </table:table-cell>
        </table:table-row>
        <table:table-row table:style-name="ro1">
          <table:table-cell/>
          <table:table-cell office:value-type="float" office:value="183455.258546">
            <text:p>183455.258546</text:p>
          </table:table-cell>
          <table:table-cell office:value-type="float" office:value="85164.2237209732">
            <text:p>85164.2237209732</text:p>
          </table:table-cell>
        </table:table-row>
        <table:table-row table:style-name="ro1">
          <table:table-cell/>
          <table:table-cell office:value-type="float" office:value="179491.096925">
            <text:p>179491.096925</text:p>
          </table:table-cell>
          <table:table-cell office:value-type="float" office:value="85846.5648056883">
            <text:p>85846.5648056883</text:p>
          </table:table-cell>
        </table:table-row>
        <table:table-row table:style-name="ro1">
          <table:table-cell/>
          <table:table-cell office:value-type="float" office:value="176774.699953">
            <text:p>176774.699953</text:p>
          </table:table-cell>
          <table:table-cell office:value-type="float" office:value="86464.6848380466">
            <text:p>86464.6848380466</text:p>
          </table:table-cell>
        </table:table-row>
        <table:table-row table:style-name="ro1">
          <table:table-cell/>
          <table:table-cell office:value-type="float" office:value="181644.10132">
            <text:p>181644.10132</text:p>
          </table:table-cell>
          <table:table-cell office:value-type="float" office:value="85227.4253208548">
            <text:p>85227.4253208548</text:p>
          </table:table-cell>
        </table:table-row>
        <table:table-row table:style-name="ro1">
          <table:table-cell/>
          <table:table-cell office:value-type="float" office:value="182612.418457">
            <text:p>182612.418457</text:p>
          </table:table-cell>
          <table:table-cell office:value-type="float" office:value="85213.3510479298">
            <text:p>85213.3510479298</text:p>
          </table:table-cell>
        </table:table-row>
        <table:table-row table:style-name="ro1">
          <table:table-cell/>
          <table:table-cell office:value-type="float" office:value="184331.804198">
            <text:p>184331.804198</text:p>
          </table:table-cell>
          <table:table-cell office:value-type="float" office:value="85110.5746688841">
            <text:p>85110.5746688841</text:p>
          </table:table-cell>
        </table:table-row>
        <table:table-row table:style-name="ro1">
          <table:table-cell/>
          <table:table-cell office:value-type="float" office:value="182948.217773">
            <text:p>182948.217773</text:p>
          </table:table-cell>
          <table:table-cell office:value-type="float" office:value="85172.2057188089">
            <text:p>85172.2057188089</text:p>
          </table:table-cell>
        </table:table-row>
        <table:table-row table:style-name="ro1">
          <table:table-cell/>
          <table:table-cell office:value-type="float" office:value="177289.528321">
            <text:p>177289.528321</text:p>
          </table:table-cell>
          <table:table-cell office:value-type="float" office:value="86126.6232228548">
            <text:p>86126.6232228548</text:p>
          </table:table-cell>
        </table:table-row>
        <table:table-row table:style-name="ro1">
          <table:table-cell/>
          <table:table-cell office:value-type="float" office:value="174396.414308">
            <text:p>174396.414308</text:p>
          </table:table-cell>
          <table:table-cell office:value-type="float" office:value="86654.351444578">
            <text:p>86654.351444578</text:p>
          </table:table-cell>
        </table:table-row>
        <table:table-row table:style-name="ro1">
          <table:table-cell/>
          <table:table-cell office:value-type="float" office:value="177290.277832">
            <text:p>177290.277832</text:p>
          </table:table-cell>
          <table:table-cell office:value-type="float" office:value="86122.6322717404">
            <text:p>86122.63227174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23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4-03T19:34:37</meta:creation-date>
    <dc:date>2011-04-03T23:44:33</dc:date>
    <dc:creator>Santiago Iturriaga</dc:creator>
    <meta:editing-duration>PT00H10M25S</meta:editing-duration>
    <meta:editing-cycles>4</meta:editing-cycles>
    <meta:generator>OpenOffice.org/3.2$Unix OpenOffice.org_project/320m19$Build-9505</meta:generator>
    <meta:document-statistic meta:table-count="4" meta:cell-count="4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53cm" svg:height="11.618cm" xlink:href=".." chart:class="chart:scatter" chart:style-name="ch1">
        <chart:legend chart:legend-position="end" svg:x="20.966cm" svg:y="5.527cm" chart:style-name="ch2"/>
        <chart:plot-area chart:style-name="ch3" table:cell-range-address="'MOCell-1'.B3:'MOCell-1'.C85" svg:x="0.467cm" svg:y="0.232cm" svg:width="20.033cm" svg:height="10.9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Cell-1'.C3:'MOCell-1'.C85" chart:class="chart:scatter">
            <chart:domain table:cell-range-address="'MOCell-1'.B3:'MOCell-1'.B85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628.8313">
                <text:p text:id="'MOCell-1'.B3:'MOCell-1'.B85">156628.8313</text:p>
              </table:table-cell>
              <table:table-cell office:value-type="float" office:value="223649.268912566">
                <text:p text:id="'MOCell-1'.C3:'MOCell-1'.C85">223649.268912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186.547728">
                <text:p>157186.547728</text:p>
              </table:table-cell>
              <table:table-cell office:value-type="float" office:value="192442.130915214">
                <text:p>192442.130915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128.075296">
                <text:p>157128.075296</text:p>
              </table:table-cell>
              <table:table-cell office:value-type="float" office:value="200108.088166277">
                <text:p>200108.088166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475.752349">
                <text:p>156475.752349</text:p>
              </table:table-cell>
              <table:table-cell office:value-type="float" office:value="266161.777998786">
                <text:p>266161.777998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901.412048">
                <text:p>157901.412048</text:p>
              </table:table-cell>
              <table:table-cell office:value-type="float" office:value="183738.187063073">
                <text:p>183738.18706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928.056974">
                <text:p>156928.056974</text:p>
              </table:table-cell>
              <table:table-cell office:value-type="float" office:value="218286.593348902">
                <text:p>218286.593348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751.694091">
                <text:p>157751.694091</text:p>
              </table:table-cell>
              <table:table-cell office:value-type="float" office:value="186499.402862685">
                <text:p>186499.402862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618.146729">
                <text:p>156618.146729</text:p>
              </table:table-cell>
              <table:table-cell office:value-type="float" office:value="225850.054456087">
                <text:p>225850.054456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110.899782">
                <text:p>157110.899782</text:p>
              </table:table-cell>
              <table:table-cell office:value-type="float" office:value="203832.565580868">
                <text:p>203832.565580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244.826294">
                <text:p>163244.826294</text:p>
              </table:table-cell>
              <table:table-cell office:value-type="float" office:value="149911.921822918">
                <text:p>149911.921822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556.810578">
                <text:p>156556.810578</text:p>
              </table:table-cell>
              <table:table-cell office:value-type="float" office:value="226597.40557537">
                <text:p>226597.40557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577.360716">
                <text:p>156577.360716</text:p>
              </table:table-cell>
              <table:table-cell office:value-type="float" office:value="226079.38628085">
                <text:p>226079.3862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454.047485">
                <text:p>163454.047485</text:p>
              </table:table-cell>
              <table:table-cell office:value-type="float" office:value="149445.757148689">
                <text:p>149445.75714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549.039057">
                <text:p>165549.039057</text:p>
              </table:table-cell>
              <table:table-cell office:value-type="float" office:value="138585.309739111">
                <text:p>138585.309739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432.180788">
                <text:p>156432.180788</text:p>
              </table:table-cell>
              <table:table-cell office:value-type="float" office:value="281663.869967042">
                <text:p>281663.869967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488.774048">
                <text:p>156488.774048</text:p>
              </table:table-cell>
              <table:table-cell office:value-type="float" office:value="258580.060656518">
                <text:p>258580.060656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755.237427">
                <text:p>157755.237427</text:p>
              </table:table-cell>
              <table:table-cell office:value-type="float" office:value="186188.399338462">
                <text:p>186188.399338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110.661194">
                <text:p>158110.661194</text:p>
              </table:table-cell>
              <table:table-cell office:value-type="float" office:value="181170.288913259">
                <text:p>181170.288913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74.6521">
                <text:p>156674.6521</text:p>
              </table:table-cell>
              <table:table-cell office:value-type="float" office:value="219325.097878889">
                <text:p>219325.09787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268.100085">
                <text:p>158268.100085</text:p>
              </table:table-cell>
              <table:table-cell office:value-type="float" office:value="179460.177284372">
                <text:p>179460.177284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420.382325">
                <text:p>157420.382325</text:p>
              </table:table-cell>
              <table:table-cell office:value-type="float" office:value="192367.187632693">
                <text:p>192367.187632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424.253906">
                <text:p>168424.253906</text:p>
              </table:table-cell>
              <table:table-cell office:value-type="float" office:value="123774.101346458">
                <text:p>123774.101346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015.03821">
                <text:p>158015.03821</text:p>
              </table:table-cell>
              <table:table-cell office:value-type="float" office:value="183554.328237776">
                <text:p>183554.328237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590.124024">
                <text:p>168590.124024</text:p>
              </table:table-cell>
              <table:table-cell office:value-type="float" office:value="120099.147577838">
                <text:p>120099.147577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875.79883">
                <text:p>169875.79883</text:p>
              </table:table-cell>
              <table:table-cell office:value-type="float" office:value="105840.818318952">
                <text:p>105840.818318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178.671998">
                <text:p>157178.671998</text:p>
              </table:table-cell>
              <table:table-cell office:value-type="float" office:value="193361.257865817">
                <text:p>193361.257865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412.156553">
                <text:p>171412.156553</text:p>
              </table:table-cell>
              <table:table-cell office:value-type="float" office:value="93222.0044229785">
                <text:p>93222.0044229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500.027833">
                <text:p>172500.027833</text:p>
              </table:table-cell>
              <table:table-cell office:value-type="float" office:value="89456.3583254109">
                <text:p>89456.3583254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762.043611">
                <text:p>164762.043611</text:p>
              </table:table-cell>
              <table:table-cell office:value-type="float" office:value="144909.434500854">
                <text:p>144909.434500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359.630982">
                <text:p>158359.630982</text:p>
              </table:table-cell>
              <table:table-cell office:value-type="float" office:value="169754.764583056">
                <text:p>169754.764583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304.872683">
                <text:p>158304.872683</text:p>
              </table:table-cell>
              <table:table-cell office:value-type="float" office:value="175804.498299333">
                <text:p>175804.498299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007.855497">
                <text:p>157007.855497</text:p>
              </table:table-cell>
              <table:table-cell office:value-type="float" office:value="213972.875608579">
                <text:p>213972.875608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649.464353">
                <text:p>168649.464353</text:p>
              </table:table-cell>
              <table:table-cell office:value-type="float" office:value="113092.491270394">
                <text:p>113092.491270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49.904053">
                <text:p>157449.904053</text:p>
              </table:table-cell>
              <table:table-cell office:value-type="float" office:value="187985.817089537">
                <text:p>187985.817089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500.082732">
                <text:p>156500.082732</text:p>
              </table:table-cell>
              <table:table-cell office:value-type="float" office:value="237691.180989767">
                <text:p>237691.180989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325.589843">
                <text:p>172325.589843</text:p>
              </table:table-cell>
              <table:table-cell office:value-type="float" office:value="89958.4864088939">
                <text:p>89958.4864088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751.871096">
                <text:p>159751.871096</text:p>
              </table:table-cell>
              <table:table-cell office:value-type="float" office:value="163231.024345803">
                <text:p>163231.024345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339.419188">
                <text:p>159339.419188</text:p>
              </table:table-cell>
              <table:table-cell office:value-type="float" office:value="164591.484716832">
                <text:p>164591.484716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236.512511">
                <text:p>166236.512511</text:p>
              </table:table-cell>
              <table:table-cell office:value-type="float" office:value="135105.381501136">
                <text:p>135105.381501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070.169923">
                <text:p>158070.169923</text:p>
              </table:table-cell>
              <table:table-cell office:value-type="float" office:value="182372.999042654">
                <text:p>182372.999042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934.828368">
                <text:p>175934.828368</text:p>
              </table:table-cell>
              <table:table-cell office:value-type="float" office:value="86168.7526682467">
                <text:p>86168.7526682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823.971188">
                <text:p>171823.971188</text:p>
              </table:table-cell>
              <table:table-cell office:value-type="float" office:value="92845.2907576971">
                <text:p>92845.2907576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180.631349">
                <text:p>170180.631349</text:p>
              </table:table-cell>
              <table:table-cell office:value-type="float" office:value="105057.125147491">
                <text:p>105057.125147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990.406982">
                <text:p>174990.406982</text:p>
              </table:table-cell>
              <table:table-cell office:value-type="float" office:value="86316.1848103745">
                <text:p>86316.1848103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447.001006">
                <text:p>156447.001006</text:p>
              </table:table-cell>
              <table:table-cell office:value-type="float" office:value="277354.691827407">
                <text:p>277354.691827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454.739257">
                <text:p>174454.739257</text:p>
              </table:table-cell>
              <table:table-cell office:value-type="float" office:value="88608.1796507935">
                <text:p>88608.1796507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091.822754">
                <text:p>160091.822754</text:p>
              </table:table-cell>
              <table:table-cell office:value-type="float" office:value="161549.279752148">
                <text:p>161549.279752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491.458038">
                <text:p>156491.458038</text:p>
              </table:table-cell>
              <table:table-cell office:value-type="float" office:value="248818.698783735">
                <text:p>248818.698783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174.020996">
                <text:p>177174.020996</text:p>
              </table:table-cell>
              <table:table-cell office:value-type="float" office:value="84735.5368605276">
                <text:p>84735.5368605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7916.672605">
                <text:p>167916.672605</text:p>
              </table:table-cell>
              <table:table-cell office:value-type="float" office:value="124727.331593789">
                <text:p>124727.331593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518.188721">
                <text:p>170518.188721</text:p>
              </table:table-cell>
              <table:table-cell office:value-type="float" office:value="99771.5308117639">
                <text:p>99771.530811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798.066405">
                <text:p>178798.066405</text:p>
              </table:table-cell>
              <table:table-cell office:value-type="float" office:value="84375.4582555618">
                <text:p>84375.458255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617.434319">
                <text:p>159617.434319</text:p>
              </table:table-cell>
              <table:table-cell office:value-type="float" office:value="163984.842326373">
                <text:p>163984.842326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115.681939">
                <text:p>165115.681939</text:p>
              </table:table-cell>
              <table:table-cell office:value-type="float" office:value="140125.245377978">
                <text:p>140125.245377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319.928347">
                <text:p>171319.928347</text:p>
              </table:table-cell>
              <table:table-cell office:value-type="float" office:value="97630.1859889035">
                <text:p>97630.1859889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545.749757">
                <text:p>160545.749757</text:p>
              </table:table-cell>
              <table:table-cell office:value-type="float" office:value="157276.134541474">
                <text:p>157276.134541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215.255368">
                <text:p>169215.255368</text:p>
              </table:table-cell>
              <table:table-cell office:value-type="float" office:value="111092.472611321">
                <text:p>111092.472611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590.519776">
                <text:p>157590.519776</text:p>
              </table:table-cell>
              <table:table-cell office:value-type="float" office:value="186934.316546549">
                <text:p>186934.316546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064.267334">
                <text:p>177064.267334</text:p>
              </table:table-cell>
              <table:table-cell office:value-type="float" office:value="85498.6899502243">
                <text:p>85498.6899502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1455.85498">
                <text:p>181455.85498</text:p>
              </table:table-cell>
              <table:table-cell office:value-type="float" office:value="84134.1811561298">
                <text:p>84134.1811561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337.668028">
                <text:p>166337.668028</text:p>
              </table:table-cell>
              <table:table-cell office:value-type="float" office:value="133670.796618025">
                <text:p>133670.796618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880.514283">
                <text:p>162880.514283</text:p>
              </table:table-cell>
              <table:table-cell office:value-type="float" office:value="155550.417548561">
                <text:p>155550.417548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488.327148">
                <text:p>166488.327148</text:p>
              </table:table-cell>
              <table:table-cell office:value-type="float" office:value="131819.712744345">
                <text:p>131819.712744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6893.932862">
                <text:p>166893.932862</text:p>
              </table:table-cell>
              <table:table-cell office:value-type="float" office:value="125634.988581512">
                <text:p>125634.988581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745.091915">
                <text:p>163745.091915</text:p>
              </table:table-cell>
              <table:table-cell office:value-type="float" office:value="148852.987365611">
                <text:p>148852.9873656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480.954867">
                <text:p>156480.954867</text:p>
              </table:table-cell>
              <table:table-cell office:value-type="float" office:value="260983.626714323">
                <text:p>260983.626714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494.384886">
                <text:p>160494.384886</text:p>
              </table:table-cell>
              <table:table-cell office:value-type="float" office:value="159559.422683698">
                <text:p>159559.4226836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496.340577">
                <text:p>170496.340577</text:p>
              </table:table-cell>
              <table:table-cell office:value-type="float" office:value="101331.549224435">
                <text:p>101331.549224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855.900637">
                <text:p>176855.900637</text:p>
              </table:table-cell>
              <table:table-cell office:value-type="float" office:value="86157.6713924239">
                <text:p>86157.6713924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534.4209">
                <text:p>170534.4209</text:p>
              </table:table-cell>
              <table:table-cell office:value-type="float" office:value="98277.2016758554">
                <text:p>98277.2016758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856.248046">
                <text:p>165856.248046</text:p>
              </table:table-cell>
              <table:table-cell office:value-type="float" office:value="135579.345946243">
                <text:p>135579.345946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055.990846">
                <text:p>159055.990846</text:p>
              </table:table-cell>
              <table:table-cell office:value-type="float" office:value="165793.79435119">
                <text:p>165793.79435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659.671142">
                <text:p>160659.671142</text:p>
              </table:table-cell>
              <table:table-cell office:value-type="float" office:value="155615.164799664">
                <text:p>155615.164799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934.745363">
                <text:p>168934.745363</text:p>
              </table:table-cell>
              <table:table-cell office:value-type="float" office:value="111409.061002566">
                <text:p>111409.061002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112.728052">
                <text:p>166112.728052</text:p>
              </table:table-cell>
              <table:table-cell office:value-type="float" office:value="135251.032159314">
                <text:p>135251.032159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688.059326">
                <text:p>181688.059326</text:p>
              </table:table-cell>
              <table:table-cell office:value-type="float" office:value="83644.0887270954">
                <text:p>83644.0887270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891.837885">
                <text:p>162891.837885</text:p>
              </table:table-cell>
              <table:table-cell office:value-type="float" office:value="154320.233424936">
                <text:p>154320.233424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3654.222899">
                <text:p>193654.222899</text:p>
              </table:table-cell>
              <table:table-cell office:value-type="float" office:value="82853.7778179484">
                <text:p>82853.7778179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206.471679">
                <text:p>195206.471679</text:p>
              </table:table-cell>
              <table:table-cell office:value-type="float" office:value="82769.0340986235">
                <text:p>82769.0340986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482.555663">
                <text:p>185482.555663</text:p>
              </table:table-cell>
              <table:table-cell office:value-type="float" office:value="82897.8904222759">
                <text:p>82897.89042227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128.952635">
                <text:p>192128.952635</text:p>
              </table:table-cell>
              <table:table-cell office:value-type="float" office:value="82874.9208495915">
                <text:p>82874.9208495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733.91162">
                <text:p>200733.91162</text:p>
              </table:table-cell>
              <table:table-cell office:value-type="float" office:value="82699.2206604069">
                <text:p>82699.2206604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912.351318">
                <text:p>181912.351318</text:p>
              </table:table-cell>
              <table:table-cell office:value-type="float" office:value="83297.8140164531">
                <text:p>83297.8140164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21cm" svg:height="11.433cm" xlink:href=".." chart:class="chart:scatter" chart:style-name="ch1">
        <chart:legend chart:legend-position="end" svg:x="17.701cm" svg:y="5.434cm" chart:style-name="ch2"/>
        <chart:plot-area chart:style-name="ch3" table:cell-range-address="'MOCell-2'.B3:'MOCell-2'.C88" svg:x="0.4cm" svg:y="0.228cm" svg:width="16.902cm" svg:height="10.7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Cell-2'.C3:'MOCell-2'.C88" chart:class="chart:scatter">
            <chart:domain table:cell-range-address="'MOCell-2'.B3:'MOCell-2'.B88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968.000243">
                <text:p text:id="'MOCell-2'.B3:'MOCell-2'.B88">170968.000243</text:p>
              </table:table-cell>
              <table:table-cell office:value-type="float" office:value="96100.3174660494">
                <text:p text:id="'MOCell-2'.C3:'MOCell-2'.C88">96100.31746604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303.415039">
                <text:p>171303.415039</text:p>
              </table:table-cell>
              <table:table-cell office:value-type="float" office:value="95773.2673540631">
                <text:p>95773.2673540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355.994139">
                <text:p>158355.994139</text:p>
              </table:table-cell>
              <table:table-cell office:value-type="float" office:value="169491.66635965">
                <text:p>169491.66635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719.755662">
                <text:p>156719.755662</text:p>
              </table:table-cell>
              <table:table-cell office:value-type="float" office:value="204909.631103864">
                <text:p>204909.631103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477.049132">
                <text:p>166477.049132</text:p>
              </table:table-cell>
              <table:table-cell office:value-type="float" office:value="131805.041563754">
                <text:p>131805.041563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870.068847">
                <text:p>168870.068847</text:p>
              </table:table-cell>
              <table:table-cell office:value-type="float" office:value="113863.77939264">
                <text:p>113863.77939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50.296143">
                <text:p>175050.296143</text:p>
              </table:table-cell>
              <table:table-cell office:value-type="float" office:value="90226.262919203">
                <text:p>90226.262919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351.899169">
                <text:p>170351.899169</text:p>
              </table:table-cell>
              <table:table-cell office:value-type="float" office:value="99425.24275524">
                <text:p>99425.24275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783.56482">
                <text:p>158783.56482</text:p>
              </table:table-cell>
              <table:table-cell office:value-type="float" office:value="163306.020995404">
                <text:p>163306.020995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193.066528">
                <text:p>166193.066528</text:p>
              </table:table-cell>
              <table:table-cell office:value-type="float" office:value="132010.166016567">
                <text:p>132010.16601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39.879638">
                <text:p>167139.879638</text:p>
              </table:table-cell>
              <table:table-cell office:value-type="float" office:value="118848.602414596">
                <text:p>118848.602414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344.95117">
                <text:p>166344.95117</text:p>
              </table:table-cell>
              <table:table-cell office:value-type="float" office:value="131849.521276411">
                <text:p>131849.521276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60.764282">
                <text:p>169060.764282</text:p>
              </table:table-cell>
              <table:table-cell office:value-type="float" office:value="110911.480654464">
                <text:p>110911.480654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587.959471">
                <text:p>172587.959471</text:p>
              </table:table-cell>
              <table:table-cell office:value-type="float" office:value="91907.1556171157">
                <text:p>91907.1556171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892.676144">
                <text:p>164892.676144</text:p>
              </table:table-cell>
              <table:table-cell office:value-type="float" office:value="140300.329299228">
                <text:p>140300.329299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720.674804">
                <text:p>165720.674804</text:p>
              </table:table-cell>
              <table:table-cell office:value-type="float" office:value="132935.590123864">
                <text:p>132935.590123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99.02124">
                <text:p>169999.02124</text:p>
              </table:table-cell>
              <table:table-cell office:value-type="float" office:value="99951.4257614445">
                <text:p>99951.4257614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360.23291">
                <text:p>165360.23291</text:p>
              </table:table-cell>
              <table:table-cell office:value-type="float" office:value="134300.730853891">
                <text:p>134300.730853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081.19226">
                <text:p>160081.19226</text:p>
              </table:table-cell>
              <table:table-cell office:value-type="float" office:value="152619.469002086">
                <text:p>152619.469002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372.337888">
                <text:p>165372.337888</text:p>
              </table:table-cell>
              <table:table-cell office:value-type="float" office:value="134067.719160744">
                <text:p>134067.719160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470.506836">
                <text:p>173470.506836</text:p>
              </table:table-cell>
              <table:table-cell office:value-type="float" office:value="90851.2096242559">
                <text:p>90851.2096242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922.68573">
                <text:p>156922.68573</text:p>
              </table:table-cell>
              <table:table-cell office:value-type="float" office:value="178638.832470192">
                <text:p>178638.832470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732.236389">
                <text:p>166732.236389</text:p>
              </table:table-cell>
              <table:table-cell office:value-type="float" office:value="123960.958491799">
                <text:p>123960.958491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607.760253">
                <text:p>175607.760253</text:p>
              </table:table-cell>
              <table:table-cell office:value-type="float" office:value="90151.6920082934">
                <text:p>90151.6920082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745.625489">
                <text:p>169745.625489</text:p>
              </table:table-cell>
              <table:table-cell office:value-type="float" office:value="100043.937253445">
                <text:p>100043.937253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049.312863">
                <text:p>167049.312863</text:p>
              </table:table-cell>
              <table:table-cell office:value-type="float" office:value="119061.790623076">
                <text:p>119061.790623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015.388793">
                <text:p>163015.388793</text:p>
              </table:table-cell>
              <table:table-cell office:value-type="float" office:value="148219.684909886">
                <text:p>148219.684909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48.865968">
                <text:p>175048.865968</text:p>
              </table:table-cell>
              <table:table-cell office:value-type="float" office:value="90752.893363619">
                <text:p>90752.893363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018.011471">
                <text:p>161018.011471</text:p>
              </table:table-cell>
              <table:table-cell office:value-type="float" office:value="152344.99642143">
                <text:p>152344.9964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792.856688">
                <text:p>168792.856688</text:p>
              </table:table-cell>
              <table:table-cell office:value-type="float" office:value="115068.922380624">
                <text:p>115068.922380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235.508545">
                <text:p>162235.508545</text:p>
              </table:table-cell>
              <table:table-cell office:value-type="float" office:value="151936.269896741">
                <text:p>151936.269896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148.596068">
                <text:p>156148.596068</text:p>
              </table:table-cell>
              <table:table-cell office:value-type="float" office:value="235535.159582561">
                <text:p>235535.159582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900.186964">
                <text:p>156900.186964</text:p>
              </table:table-cell>
              <table:table-cell office:value-type="float" office:value="189772.284173527">
                <text:p>189772.284173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664.932212">
                <text:p>157664.932212</text:p>
              </table:table-cell>
              <table:table-cell office:value-type="float" office:value="173904.347851574">
                <text:p>173904.347851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608.799318">
                <text:p>171608.799318</text:p>
              </table:table-cell>
              <table:table-cell office:value-type="float" office:value="94411.7678607072">
                <text:p>94411.7678607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05.239455">
                <text:p>156105.239455</text:p>
              </table:table-cell>
              <table:table-cell office:value-type="float" office:value="271370.982311446">
                <text:p>271370.982311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784.865233">
                <text:p>168784.865233</text:p>
              </table:table-cell>
              <table:table-cell office:value-type="float" office:value="117810.821277331">
                <text:p>117810.821277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365.95874">
                <text:p>169365.95874</text:p>
              </table:table-cell>
              <table:table-cell office:value-type="float" office:value="101558.63835308">
                <text:p>101558.63835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527.040037">
                <text:p>162527.040037</text:p>
              </table:table-cell>
              <table:table-cell office:value-type="float" office:value="150966.491585634">
                <text:p>150966.491585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301.416256">
                <text:p>164301.416256</text:p>
              </table:table-cell>
              <table:table-cell office:value-type="float" office:value="140845.058039549">
                <text:p>140845.058039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938.213378">
                <text:p>159938.213378</text:p>
              </table:table-cell>
              <table:table-cell office:value-type="float" office:value="157481.257343491">
                <text:p>157481.257343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129.125077">
                <text:p>156129.125077</text:p>
              </table:table-cell>
              <table:table-cell office:value-type="float" office:value="251633.381017395">
                <text:p>251633.381017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118.610749">
                <text:p>156118.610749</text:p>
              </table:table-cell>
              <table:table-cell office:value-type="float" office:value="262104.983090026">
                <text:p>262104.983090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007.375978">
                <text:p>159007.375978</text:p>
              </table:table-cell>
              <table:table-cell office:value-type="float" office:value="159928.883006995">
                <text:p>159928.883006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276.757323">
                <text:p>176276.757323</text:p>
              </table:table-cell>
              <table:table-cell office:value-type="float" office:value="88897.5133717479">
                <text:p>88897.5133717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183.891603">
                <text:p>163183.891603</text:p>
              </table:table-cell>
              <table:table-cell office:value-type="float" office:value="145356.980427691">
                <text:p>145356.980427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583.851806">
                <text:p>180583.851806</text:p>
              </table:table-cell>
              <table:table-cell office:value-type="float" office:value="88522.5548466961">
                <text:p>88522.5548466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628.294186">
                <text:p>176628.294186</text:p>
              </table:table-cell>
              <table:table-cell office:value-type="float" office:value="88866.9267710055">
                <text:p>88866.9267710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259.791748">
                <text:p>156259.791748</text:p>
              </table:table-cell>
              <table:table-cell office:value-type="float" office:value="229313.288721635">
                <text:p>229313.288721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7471.748048">
                <text:p>177471.748048</text:p>
              </table:table-cell>
              <table:table-cell office:value-type="float" office:value="88702.1517933656">
                <text:p>88702.1517933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638.633789">
                <text:p>183638.633789</text:p>
              </table:table-cell>
              <table:table-cell office:value-type="float" office:value="88152.3612414735">
                <text:p>88152.3612414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7299.364259">
                <text:p>177299.364259</text:p>
              </table:table-cell>
              <table:table-cell office:value-type="float" office:value="88839.5153517543">
                <text:p>88839.5153517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20.109494">
                <text:p>166520.109494</text:p>
              </table:table-cell>
              <table:table-cell office:value-type="float" office:value="131602.492429242">
                <text:p>131602.492429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453.723143">
                <text:p>184453.723143</text:p>
              </table:table-cell>
              <table:table-cell office:value-type="float" office:value="87944.8799970091">
                <text:p>87944.8799970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660.90918">
                <text:p>175660.90918</text:p>
              </table:table-cell>
              <table:table-cell office:value-type="float" office:value="89963.2186368903">
                <text:p>89963.2186368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343.625794">
                <text:p>156343.625794</text:p>
              </table:table-cell>
              <table:table-cell office:value-type="float" office:value="224175.168991704">
                <text:p>224175.168991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294.608027">
                <text:p>158294.608027</text:p>
              </table:table-cell>
              <table:table-cell office:value-type="float" office:value="171768.975287876">
                <text:p>171768.975287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786.255371">
                <text:p>178786.255371</text:p>
              </table:table-cell>
              <table:table-cell office:value-type="float" office:value="88620.0528218879">
                <text:p>88620.0528218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320.478514">
                <text:p>157320.478514</text:p>
              </table:table-cell>
              <table:table-cell office:value-type="float" office:value="173970.662662523">
                <text:p>173970.662662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186.581466">
                <text:p>156186.581466</text:p>
              </table:table-cell>
              <table:table-cell office:value-type="float" office:value="230083.692877108">
                <text:p>230083.692877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351.141753">
                <text:p>156351.141753</text:p>
              </table:table-cell>
              <table:table-cell office:value-type="float" office:value="221568.362425455">
                <text:p>221568.362425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7187.365234">
                <text:p>177187.365234</text:p>
              </table:table-cell>
              <table:table-cell office:value-type="float" office:value="88860.9388989938">
                <text:p>88860.9388989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7053.700927">
                <text:p>177053.700927</text:p>
              </table:table-cell>
              <table:table-cell office:value-type="float" office:value="88864.0986222867">
                <text:p>88864.0986222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489.881103">
                <text:p>185489.881103</text:p>
              </table:table-cell>
              <table:table-cell office:value-type="float" office:value="87795.3131654207">
                <text:p>87795.31316542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301.913819">
                <text:p>181301.913819</text:p>
              </table:table-cell>
              <table:table-cell office:value-type="float" office:value="88470.8265478731">
                <text:p>88470.8265478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686.261229">
                <text:p>175686.261229</text:p>
              </table:table-cell>
              <table:table-cell office:value-type="float" office:value="89532.6623289387">
                <text:p>89532.6623289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837.963253">
                <text:p>163837.963253</text:p>
              </table:table-cell>
              <table:table-cell office:value-type="float" office:value="144437.659896778">
                <text:p>144437.659896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419.16336">
                <text:p>156419.16336</text:p>
              </table:table-cell>
              <table:table-cell office:value-type="float" office:value="221347.231067051">
                <text:p>221347.231067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141.16063">
                <text:p>156141.16063</text:p>
              </table:table-cell>
              <table:table-cell office:value-type="float" office:value="240149.19562736">
                <text:p>240149.195627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629.669678">
                <text:p>188629.669678</text:p>
              </table:table-cell>
              <table:table-cell office:value-type="float" office:value="87710.2334295303">
                <text:p>87710.2334295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7157.105469">
                <text:p>187157.105469</text:p>
              </table:table-cell>
              <table:table-cell office:value-type="float" office:value="87731.2289042856">
                <text:p>87731.2289042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447.602295">
                <text:p>177447.602295</text:p>
              </table:table-cell>
              <table:table-cell office:value-type="float" office:value="88759.1658824233">
                <text:p>88759.1658824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808.467165">
                <text:p>156808.467165</text:p>
              </table:table-cell>
              <table:table-cell office:value-type="float" office:value="200884.59834433">
                <text:p>200884.59834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7146.558836">
                <text:p>187146.558836</text:p>
              </table:table-cell>
              <table:table-cell office:value-type="float" office:value="87783.2392329925">
                <text:p>87783.2392329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9170.304688">
                <text:p>179170.304688</text:p>
              </table:table-cell>
              <table:table-cell office:value-type="float" office:value="88611.0386110327">
                <text:p>88611.03861103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855.301514">
                <text:p>186855.301514</text:p>
              </table:table-cell>
              <table:table-cell office:value-type="float" office:value="87794.539401911">
                <text:p>87794.539401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522.206055">
                <text:p>181522.206055</text:p>
              </table:table-cell>
              <table:table-cell office:value-type="float" office:value="88183.4330273221">
                <text:p>88183.4330273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0966.431884">
                <text:p>190966.431884</text:p>
              </table:table-cell>
              <table:table-cell office:value-type="float" office:value="87709.5720019439">
                <text:p>87709.5720019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330.439821">
                <text:p>156330.439821</text:p>
              </table:table-cell>
              <table:table-cell office:value-type="float" office:value="227142.89664517">
                <text:p>227142.89664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051.900146">
                <text:p>184051.900146</text:p>
              </table:table-cell>
              <table:table-cell office:value-type="float" office:value="88055.4617863793">
                <text:p>88055.4617863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6185.463362">
                <text:p>156185.463362</text:p>
              </table:table-cell>
              <table:table-cell office:value-type="float" office:value="233702.799120474">
                <text:p>233702.799120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295.209748">
                <text:p>156295.209748</text:p>
              </table:table-cell>
              <table:table-cell office:value-type="float" office:value="227308.312677062">
                <text:p>227308.312677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4081.234376">
                <text:p>184081.234376</text:p>
              </table:table-cell>
              <table:table-cell office:value-type="float" office:value="88007.4411482392">
                <text:p>88007.4411482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593.862009">
                <text:p>156593.862009</text:p>
              </table:table-cell>
              <table:table-cell office:value-type="float" office:value="217958.556983635">
                <text:p>217958.556983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958.402587">
                <text:p>191958.402587</text:p>
              </table:table-cell>
              <table:table-cell office:value-type="float" office:value="87553.589367919">
                <text:p>87553.589367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1268.782227">
                <text:p>191268.782227</text:p>
              </table:table-cell>
              <table:table-cell office:value-type="float" office:value="87618.0396180565">
                <text:p>87618.0396180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05cm" svg:height="10.666cm" xlink:href=".." chart:class="chart:scatter" chart:style-name="ch1">
        <chart:legend chart:legend-position="end" svg:x="13.275cm" svg:y="5.051cm" chart:style-name="ch2"/>
        <chart:plot-area chart:style-name="ch3" table:cell-range-address="'MOCHC-1'.B4:'MOCHC-1'.C29" svg:x="0.31cm" svg:y="0.213cm" svg:width="12.656cm" svg:height="10.02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CHC-1'.C4:'MOCHC-1'.C29" chart:class="chart:scatter">
            <chart:domain table:cell-range-address="'MOCHC-1'.B4:'MOCHC-1'.B29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171.164551">
                <text:p text:id="'MOCHC-1'.B4:'MOCHC-1'.B29">181171.164551</text:p>
              </table:table-cell>
              <table:table-cell office:value-type="float" office:value="95640.1710836991">
                <text:p text:id="'MOCHC-1'.C4:'MOCHC-1'.C29">95640.17108369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000.590333">
                <text:p>166000.590333</text:p>
              </table:table-cell>
              <table:table-cell office:value-type="float" office:value="250419.178942826">
                <text:p>250419.17894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426.426516">
                <text:p>165426.426516</text:p>
              </table:table-cell>
              <table:table-cell office:value-type="float" office:value="262714.181817501">
                <text:p>262714.181817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129.677733">
                <text:p>175129.677733</text:p>
              </table:table-cell>
              <table:table-cell office:value-type="float" office:value="105522.177311872">
                <text:p>105522.17731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767.947994">
                <text:p>178767.947994</text:p>
              </table:table-cell>
              <table:table-cell office:value-type="float" office:value="97780.0103100386">
                <text:p>97780.0103100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168.032225">
                <text:p>180168.032225</text:p>
              </table:table-cell>
              <table:table-cell office:value-type="float" office:value="97506.8716275402">
                <text:p>97506.8716275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310.793209">
                <text:p>176310.793209</text:p>
              </table:table-cell>
              <table:table-cell office:value-type="float" office:value="99538.5326804472">
                <text:p>99538.5326804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919.854203">
                <text:p>164919.854203</text:p>
              </table:table-cell>
              <table:table-cell office:value-type="float" office:value="334258.765887">
                <text:p>334258.765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108.379295">
                <text:p>165108.379295</text:p>
              </table:table-cell>
              <table:table-cell office:value-type="float" office:value="317302.355535432">
                <text:p>317302.355535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406.85461">
                <text:p>168406.85461</text:p>
              </table:table-cell>
              <table:table-cell office:value-type="float" office:value="208228.780155347">
                <text:p>208228.780155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291.744073">
                <text:p>166291.744073</text:p>
              </table:table-cell>
              <table:table-cell office:value-type="float" office:value="235061.815934442">
                <text:p>235061.815934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905.047786">
                <text:p>173905.047786</text:p>
              </table:table-cell>
              <table:table-cell office:value-type="float" office:value="146368.454329623">
                <text:p>146368.454329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266.812374">
                <text:p>190266.812374</text:p>
              </table:table-cell>
              <table:table-cell office:value-type="float" office:value="95203.2725682775">
                <text:p>95203.272568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099.098389">
                <text:p>189099.098389</text:p>
              </table:table-cell>
              <table:table-cell office:value-type="float" office:value="95250.2739144429">
                <text:p>95250.2739144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264.600915">
                <text:p>172264.600915</text:p>
              </table:table-cell>
              <table:table-cell office:value-type="float" office:value="187378.46694648">
                <text:p>187378.46694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741.955196">
                <text:p>174741.955196</text:p>
              </table:table-cell>
              <table:table-cell office:value-type="float" office:value="131568.054730245">
                <text:p>131568.05473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651.826659">
                <text:p>172651.826659</text:p>
              </table:table-cell>
              <table:table-cell office:value-type="float" office:value="147124.945598332">
                <text:p>147124.945598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776.68225">
                <text:p>168776.68225</text:p>
              </table:table-cell>
              <table:table-cell office:value-type="float" office:value="199074.553656912">
                <text:p>199074.553656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260.110351">
                <text:p>178260.110351</text:p>
              </table:table-cell>
              <table:table-cell office:value-type="float" office:value="99371.0471266892">
                <text:p>99371.0471266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839.178343">
                <text:p>174839.178343</text:p>
              </table:table-cell>
              <table:table-cell office:value-type="float" office:value="127780.497784842">
                <text:p>127780.497784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162.950196">
                <text:p>181162.950196</text:p>
              </table:table-cell>
              <table:table-cell office:value-type="float" office:value="97313.8042781675">
                <text:p>97313.8042781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535.321287">
                <text:p>180535.321287</text:p>
              </table:table-cell>
              <table:table-cell office:value-type="float" office:value="97419.3028395133">
                <text:p>97419.3028395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178.130217">
                <text:p>166178.130217</text:p>
              </table:table-cell>
              <table:table-cell office:value-type="float" office:value="245306.109145401">
                <text:p>245306.109145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303.868099">
                <text:p>172303.868099</text:p>
              </table:table-cell>
              <table:table-cell office:value-type="float" office:value="164110.979224934">
                <text:p>164110.979224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953.495994">
                <text:p>171953.495994</text:p>
              </table:table-cell>
              <table:table-cell office:value-type="float" office:value="190725.167170347">
                <text:p>190725.167170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908.927609">
                <text:p>188908.927609</text:p>
              </table:table-cell>
              <table:table-cell office:value-type="float" office:value="95574.8233506274">
                <text:p>95574.8233506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